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</table:table-row>
        <table:table-row table:style-name="ro1" table:number-rows-repeated="36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1"/>
        <table:table-column table:style-name="co7" table:default-cell-style-name="ce51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7" calcext:value-type="float">
            <text:p>7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7" calcext:value-type="float">
            <text:p>7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.00.0000</text:date>, <text:time style:data-style-name="N2" text:time-value="23:12:03.38670369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15T17:07:42.650657399</dc:date>
    <meta:editing-duration>P110DT17H50M14S</meta:editing-duration>
    <meta:editing-cycles>676</meta:editing-cycles>
    <meta:document-statistic meta:table-count="5" meta:cell-count="673" meta:object-count="0"/>
  </office:meta>
</office:document-meta>
</file>